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19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17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17-04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16-1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16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14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13-04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12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12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11-04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10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09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09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08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08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07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07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05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05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02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01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0375036</text:p>
          </table:table-cell>
          <table:table-cell office:value-type="string" calcext:value-type="string">
            <text:p>2001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